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style:style style:name="T2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35cm" svg:height="1.524cm" svg:x="1.254cm" svg:y="3.286cm">
          <text:p text:style-name="P1"><text:span text:style-name="T1">BOINC Basics</text:span></text:p>
          <text:p text:style-name="P1"><text:span text:style-name="T2">Accounts, groups, credit,</text:span></text:p>
          <text:p text:style-name="P1"><text:span text:style-name="T2">communication</text:span></text:p>
        </draw:rect>
        <draw:rect draw:style-name="gr2" draw:text-style-name="P1" draw:layer="layout" svg:width="2.032cm" svg:height="1.905cm" svg:x="1.254cm" svg:y="1.254cm">
          <text:p text:style-name="P1"><text:span text:style-name="T1">BOINC</text:span></text:p>
          <text:p text:style-name="P1"><text:span text:style-name="T2">Volunteer</text:span></text:p>
          <text:p text:style-name="P1"><text:span text:style-name="T2">computing</text:span></text:p>
        </draw:rect>
        <draw:rect draw:style-name="gr2" draw:text-style-name="P1" draw:layer="layout" svg:width="2.032cm" svg:height="1.905cm" svg:x="5.572cm" svg:y="1.254cm">
          <text:p text:style-name="P1"><text:span text:style-name="T1">Bossa</text:span></text:p>
          <text:p text:style-name="P1"><text:span text:style-name="T2">Distributed</text:span></text:p>
          <text:p text:style-name="P1"><text:span text:style-name="T2">thinking</text:span></text:p>
        </draw:rect>
        <draw:rect draw:style-name="gr2" draw:text-style-name="P1" draw:layer="layout" svg:width="2.032cm" svg:height="1.905cm" svg:x="3.413cm" svg:y="1.254cm">
          <text:p text:style-name="P1"><text:span text:style-name="T1">Bolt</text:span></text:p>
          <text:p text:style-name="P1"><text:span text:style-name="T2">Web-based</text:span></text:p>
          <text:p text:style-name="P1"><text:span text:style-name="T2">training and</text:span></text:p>
          <text:p text:style-name="P1"><text:span text:style-name="T2">educ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2.989cm" fo:margin-left="1cm" fo:margin-right="13.842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David Anderson</meta:initial-creator>
    <meta:creation-date>2007-10-04T10:44:03</meta:creation-date>
    <dc:creator>David Anderson</dc:creator>
    <dc:date>2008-11-17T11:09:23</dc:date>
    <dc:language>en-US</dc:language>
    <meta:editing-cycles>3</meta:editing-cycles>
    <meta:editing-duration>PT8M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